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6.443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96cm"/>
    </style:style>
    <style:style style:name="co9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i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ombre en el codigo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nombre esquematic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cristal osci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ristal osci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/>
          <table:table-cell office:value-type="string" calcext:value-type="string">
            <text:p>Pul_hab_Io</text:p>
          </table:table-cell>
          <table:table-cell office:value-type="string" calcext:value-type="string">
            <text:p>pulsador de habilitación de corriente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2"/>
          <table:table-cell office:value-type="string" calcext:value-type="string">
            <text:p>Pul_hab_Vo</text:p>
          </table:table-cell>
          <table:table-cell office:value-type="string" calcext:value-type="string">
            <text:p>pulsador de habilitación de tensión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/>
          <table:table-cell office:value-type="string" calcext:value-type="string">
            <text:p>led on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flanco de corriente</text:p>
          </table:table-cell>
          <table:table-cell office:value-type="string" calcext:value-type="string">
            <text:p>COMP_Io</text:p>
          </table:table-cell>
          <table:table-cell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flanco de tensión</text:p>
          </table:table-cell>
          <table:table-cell office:value-type="string" calcext:value-type="string">
            <text:p>COMP_Vo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Rango_Io_C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Rango_Io_B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ango_Io_A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BOOT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OUT_RS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RS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number-columns-repeated="2"/>
          <table:table-cell office:value-type="string" calcext:value-type="string">
            <text:p>LED_Io</text:p>
          </table:table-cell>
          <table:table-cell office:value-type="string" calcext:value-type="string">
            <text:p>un led de corriente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N_PA3</text:p>
          </table:table-cell>
          <table:table-cell office:value-type="string" calcext:value-type="string">
            <text:p>protección de corriente 3</text:p>
          </table:table-cell>
          <table:table-cell office:value-type="string" calcext:value-type="string">
            <text:p>LED_Vo</text:p>
          </table:table-cell>
          <table:table-cell office:value-type="string" calcext:value-type="string">
            <text:p>un led de tensión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N_PA2</text:p>
          </table:table-cell>
          <table:table-cell office:value-type="string" calcext:value-type="string">
            <text:p>pretección de corriente 2</text:p>
          </table:table-cell>
          <table:table-cell office:value-type="string" calcext:value-type="string">
            <text:p>HAB_Io</text:p>
          </table:table-cell>
          <table:table-cell office:value-type="string" calcext:value-type="string">
            <text:p>habilitacion amp de corriente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N_PA1</text:p>
          </table:table-cell>
          <table:table-cell office:value-type="string" calcext:value-type="string">
            <text:p>protección de corriente 1</text:p>
          </table:table-cell>
          <table:table-cell office:value-type="string" calcext:value-type="string">
            <text:p>HAB_Vo</text:p>
          </table:table-cell>
          <table:table-cell office:value-type="string" calcext:value-type="string">
            <text:p>habilitación amp de tensión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N_PV3</text:p>
          </table:table-cell>
          <table:table-cell office:value-type="string" calcext:value-type="string">
            <text:p>protección de tension 3</text:p>
          </table:table-cell>
          <table:table-cell office:value-type="string" calcext:value-type="string">
            <text:p>P_OL_Io</text:p>
          </table:table-cell>
          <table:table-cell office:value-type="string" calcext:value-type="string">
            <text:p>protección de sobrercarga de corriente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IN_PV2</text:p>
          </table:table-cell>
          <table:table-cell office:value-type="string" calcext:value-type="string">
            <text:p>protección de tension 2</text:p>
          </table:table-cell>
          <table:table-cell office:value-type="string" calcext:value-type="string">
            <text:p>P_OL_Vo</text:p>
          </table:table-cell>
          <table:table-cell office:value-type="string" calcext:value-type="string">
            <text:p>protección de sobrecarga de tensión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OUT_D4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4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OUT_E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EN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IN_PV1</text:p>
          </table:table-cell>
          <table:table-cell office:value-type="string" calcext:value-type="string">
            <text:p>protección de tension 1</text:p>
          </table:table-cell>
          <table:table-cell office:value-type="string" calcext:value-type="string">
            <text:p>P_Temp_Io</text:p>
          </table:table-cell>
          <table:table-cell office:value-type="string" calcext:value-type="string">
            <text:p>protección de sobretemp. De corriente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IN_P2CERO</text:p>
          </table:table-cell>
          <table:table-cell office:value-type="string" calcext:value-type="string">
            <text:p>Pote 2 en cero</text:p>
          </table:table-cell>
          <table:table-cell office:value-type="string" calcext:value-type="string">
            <text:p>P_Temp_Vo</text:p>
          </table:table-cell>
          <table:table-cell office:value-type="string" calcext:value-type="string">
            <text:p>protección de sobretemp. De tensión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P1CERO</text:p>
          </table:table-cell>
          <table:table-cell office:value-type="string" calcext:value-type="string">
            <text:p>Pote 1 en cero</text:p>
          </table:table-cell>
          <table:table-cell office:value-type="string" calcext:value-type="string">
            <text:p>Rep_Pote_Io</text:p>
          </table:table-cell>
          <table:table-cell office:value-type="string" calcext:value-type="string">
            <text:p>reposición del pote de corriente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OUT_ENAMP2</text:p>
          </table:table-cell>
          <table:table-cell office:value-type="string" calcext:value-type="string">
            <text:p>enable amp 2</text:p>
          </table:table-cell>
          <table:table-cell office:value-type="string" calcext:value-type="string">
            <text:p>Rep_Pote_Vo</text:p>
          </table:table-cell>
          <table:table-cell office:value-type="string" calcext:value-type="string">
            <text:p>reposición del pote de tensión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OUT_ENAMP1</text:p>
          </table:table-cell>
          <table:table-cell office:value-type="string" calcext:value-type="string">
            <text:p>enable amp 1</text:p>
          </table:table-cell>
          <table:table-cell office:value-type="string" calcext:value-type="string">
            <text:p>USART2_RX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deb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deb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OUT_D7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7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OUT_D6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6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OUT_D5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5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dc de corriente</text:p>
          </table:table-cell>
          <table:table-cell office:value-type="string" calcext:value-type="string">
            <text:p>ADC_Io</text:p>
          </table:table-cell>
          <table:table-cell office:value-type="string" calcext:value-type="string">
            <text:p>adc de corriente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dc de tensión</text:p>
          </table:table-cell>
          <table:table-cell office:value-type="string" calcext:value-type="string">
            <text:p>ADC_Vo</text:p>
          </table:table-cell>
          <table:table-cell office:value-type="string" calcext:value-type="string">
            <text:p>adc de tensión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/>
        </table:table-row>
      </table:table>
      <table:table table:name="rango" table:style-name="ta1">
        <office:forms form:automatic-focus="false" form:apply-design-mode="false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ondo de escala ADC</text:p>
          </table:table-cell>
          <table:table-cell office:value-type="float" office:value="4095" calcext:value-type="float">
            <text:p>409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tensión máxima [V]</text:p>
          </table:table-cell>
          <table:table-cell office:value-type="float" office:value="3.3" calcext:value-type="float">
            <text:p>3,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100% de escala [V]</text:p>
          </table:table-cell>
          <table:table-cell office:value-type="float" office:value="1.23" calcext:value-type="float">
            <text:p>1,2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% máximo</text:p>
          </table:table-cell>
          <table:table-cell office:value-type="float" office:value="1.34" calcext:value-type="float">
            <text:p>1,3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% de corte</text:p>
          </table:table-cell>
          <table:table-cell office:value-type="float" office:value="1.3" calcext:value-type="float">
            <text:p>1,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ango [A]</text:p>
          </table:table-cell>
          <table:table-cell office:value-type="string" calcext:value-type="string">
            <text:p>corriente máxima</text:p>
          </table:table-cell>
          <table:table-cell office:value-type="string" calcext:value-type="string">
            <text:p>corriente de corte</text:p>
          </table:table-cell>
        </table:table-row>
        <table:table-row table:style-name="ro1">
          <table:table-cell office:value-type="string" calcext:value-type="string">
            <text:p>código del 100%</text:p>
          </table:table-cell>
          <table:table-cell table:formula="of:=ROUND([.C9];0)" office:value-type="float" office:value="3759" calcext:value-type="float">
            <text:p>3759</text:p>
          </table:table-cell>
          <table:table-cell table:formula="of:=[.B5]*[.B3]/[.B6]" office:value-type="float" office:value="3758.84328358209" calcext:value-type="float">
            <text:p>3758,84328358209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formula="of:=[.$B$3]*[.F9]/[.$B$9]" office:value-type="float" office:value="0.544692737430168" calcext:value-type="float">
            <text:p>0,544692737430168</text:p>
          </table:table-cell>
          <table:table-cell table:formula="of:=[.$B$10]*[.F9]/[.$B$9]" office:value-type="float" office:value="0.528465017291833" calcext:value-type="float">
            <text:p>0,528465017291833</text:p>
          </table:table-cell>
        </table:table-row>
        <table:table-row table:style-name="ro1">
          <table:table-cell office:value-type="string" calcext:value-type="string">
            <text:p>código de corte</text:p>
          </table:table-cell>
          <table:table-cell table:formula="of:=ROUND([.C10];0)" office:value-type="float" office:value="3973" calcext:value-type="float">
            <text:p>3973</text:p>
          </table:table-cell>
          <table:table-cell table:formula="of:=[.B7]*[.B3]/[.B6]" office:value-type="float" office:value="3972.76119402985" calcext:value-type="float">
            <text:p>3972,761194029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3]*[.F10]/[.$B$9]" office:value-type="float" office:value="1.08938547486034" calcext:value-type="float">
            <text:p>1,08938547486034</text:p>
          </table:table-cell>
          <table:table-cell table:formula="of:=[.$B$10]*[.F10]/[.$B$9]" office:value-type="float" office:value="1.05693003458367" calcext:value-type="float">
            <text:p>1,0569300345836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$B$3]*[.F11]/[.$B$9]" office:value-type="float" office:value="2.17877094972067" calcext:value-type="float">
            <text:p>2,17877094972067</text:p>
          </table:table-cell>
          <table:table-cell table:formula="of:=[.$B$10]*[.F11]/[.$B$9]" office:value-type="float" office:value="2.11386006916733" calcext:value-type="float">
            <text:p>2,11386006916733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B$3]*[.F12]/[.$B$9]" office:value-type="float" office:value="5.44692737430168" calcext:value-type="float">
            <text:p>5,44692737430168</text:p>
          </table:table-cell>
          <table:table-cell table:formula="of:=[.$B$10]*[.F12]/[.$B$9]" office:value-type="float" office:value="5.28465017291833" calcext:value-type="float">
            <text:p>5,2846501729183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B$3]*[.F13]/[.$B$9]" office:value-type="float" office:value="10.8938547486034" calcext:value-type="float">
            <text:p>10,8938547486034</text:p>
          </table:table-cell>
          <table:table-cell table:formula="of:=[.$B$10]*[.F13]/[.$B$9]" office:value-type="float" office:value="10.5693003458367" calcext:value-type="float">
            <text:p>10,5693003458367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$B$3]*[.F14]/[.$B$9]" office:value-type="float" office:value="21.7877094972067" calcext:value-type="float">
            <text:p>21,7877094972067</text:p>
          </table:table-cell>
          <table:table-cell table:formula="of:=[.$B$10]*[.F14]/[.$B$9]" office:value-type="float" office:value="21.1386006916733" calcext:value-type="float">
            <text:p>21,138600691673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$B$3]*[.F15]/[.$B$9]" office:value-type="float" office:value="54.4692737430168" calcext:value-type="float">
            <text:p>54,4692737430168</text:p>
          </table:table-cell>
          <table:table-cell table:formula="of:=[.$B$10]*[.F15]/[.$B$9]" office:value-type="float" office:value="52.8465017291833" calcext:value-type="float">
            <text:p>52,8465017291833</text:p>
          </table:table-cell>
        </table:table-row>
      </table:table>
      <table:named-expressions/>
      <table:database-ranges>
        <table:database-range table:name="__Anonymous_Sheet_DB__0" table:target-range-address="pines.A1:pines.E33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9:44:34.0833259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35:17.814269444</meta:creation-date>
    <meta:generator>LibreOffice/6.4.7.2$Linux_X86_64 LibreOffice_project/40$Build-2</meta:generator>
    <dc:date>2022-03-10T20:45:46.508931767</dc:date>
    <meta:editing-duration>PT1H14M38S</meta:editing-duration>
    <meta:editing-cycles>7</meta:editing-cycles>
    <meta:document-statistic meta:table-count="2" meta:cell-count="174" meta:object-count="0"/>
  </office:meta>
</office:document-meta>
</file>